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ndale Mono" svg:font-family="'Andale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232584" officeooo:paragraph-rsid="00232584"/>
    </style:style>
    <style:style style:name="P2" style:family="paragraph" style:parent-style-name="Standard">
      <style:text-properties officeooo:rsid="00232b6c" officeooo:paragraph-rsid="00232b6c"/>
    </style:style>
    <style:style style:name="P3" style:family="paragraph" style:parent-style-name="Standard">
      <style:paragraph-properties fo:line-height="150%" fo:text-align="justify" style:justify-single-word="false"/>
      <style:text-properties style:use-window-font-color="true" style:font-name="Arial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Liberation Serif"/>
    </style:style>
    <style:style style:name="P5" style:family="paragraph" style:parent-style-name="Standard">
      <style:text-properties style:font-name="Arial" officeooo:rsid="00232584" officeooo:paragraph-rsid="001ff85e"/>
    </style:style>
    <style:style style:name="P6" style:family="paragraph" style:parent-style-name="Standard">
      <style:text-properties officeooo:rsid="00232584" officeooo:paragraph-rsid="00232584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293097" officeooo:paragraph-rsid="00293097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Liberation Serif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erif" officeooo:paragraph-rsid="002b009d"/>
    </style:style>
    <style:style style:name="T1" style:family="text">
      <style:text-properties style:use-window-font-color="true"/>
    </style:style>
    <style:style style:name="T2" style:family="text">
      <style:text-properties officeooo:rsid="002b009d"/>
    </style:style>
    <style:style style:name="T3" style:family="text">
      <style:text-properties style:font-name="Abyssinica SIL"/>
    </style:style>
    <style:style style:name="T4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me: Diego Antunes da Costa – 1º Termo Big Data no Agronegocio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1<text:span text:style-name="T4">) Quais são as formas de perda de agua peças plantas</text:span></text:p>
            <text:p text:style-name="P4">Gutação : Perda de agua na forma liquida, necessita de condições especiais</text:p>
            <text:p text:style-name="P4">Transpiração : Perda de agua na forma de vapor</text:p>
            <text:p text:style-name="P4"/>
            <text:p text:style-name="P4">2) Explique o que é Gutação</text:p>
            <text:p text:style-name="P4"><text:s/>É a perda de agua <text:s/>no estado liquido , mediante condições especiais que ocorre através dos hidatódios.</text:p>
            <text:p text:style-name="P4"/>
            <text:p text:style-name="P4">3) Explique o que é Transpiração</text:p>
            <text:p text:style-name="P4">A transpiração vegetal corresponde ao processo de dispensação de água na forma de vapor, cedida ao meio ambiente mediante um sentido unidirecional, ou seja, da ascensão hídrica desde a região radicular em direção às folhas, e dessas para a atmosfera.</text:p>
            <text:p text:style-name="P4"/>
            <text:p text:style-name="P4">4) Quais são as condições para que ocorra a gutação.</text:p>
            <text:p text:style-name="P9"><text:span text:style-name="T1">As plantas precisam transpirar para manter o equilíbrio ideal de água em seu interior, porém quando o dia está muito úmido a transpiração vegetal não ocorre ou se dá de forma muito devagar. </text:span>A gutação também ocorre à noite, pois sem o calor do Sol e com a umidade do ar elevada, a transpiração é baixa. Para compensar, entram em ação estes hidatódios, garantindo a transpiração da planta, <text:span text:style-name="T2">além disso</text:span> quando a quantidade de água absorvida pelas raízes é maior do que a capacidade da planta em eliminar água a partir das folhas.</text:p>
            <text:p text:style-name="P4"/>
            <text:p text:style-name="P4">5) Porque a transpiração considerado um mal necessario ?</text:p>
            <text:p text:style-name="P8"><text:span text:style-name="T1">As plantas precisam transpirar para manter o equilíbrio ideal de água em seu interior, porém quando o dia está muito úmido a transpiração vegetal não ocorre ou se dá de forma muito devagar.</text:span>A gutação também ocorre à noite, pois sem o calor do Sol e com a umidade do ar elevada, a transpiração é baixa. Para compensar, entram em ação estes hidatódios, garantindo a transpiração da planta. <text:span text:style-name="T2">Além disso</text:span> quando a quantidade de água absorvida pelas raízes é maior do que a capacidade da planta em eliminar água a partir das folhas.</text:p>
            <text:p text:style-name="P4"/>
            <text:p text:style-name="P4">6) Para que serve a transpiração ?</text:p>
            <text:p text:style-name="P4">Transpiração é o processo pelo qual a água contida em um corpo é eliminada devido a uma elevação de temperatura externa ou interna que a permita fluir para a superfície do mesmo corpo. Apesar de qualquer corpo contendo água em sua composição estar sujeito à transpiração.</text:p>
          </table:table-cell>
        </table:table-row>
      </table:table>
      <text:p text:style-name="P5"><text:soft-page-break/></text:p>
      <text:p text:style-name="P1"/>
      <text:p text:style-name="P1"/>
      <text:p text:style-name="P2">Xilema <text:s/>&gt; H²o e sais minerais &gt; seiva bruta ( fluxo é ascendente)</text:p>
      <text:p text:style-name="P2"/>
      <text:p text:style-name="P2">Floema &gt; H²o + sais minerais + hormonios + açucares &gt; seiva elaborada ( Fluxo &gt; Ascendente, descendente e para os lados 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ndale Mono" svg:font-family="'Andale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3:52:56.526738881</meta:creation-date>
    <dc:date>2019-10-10T12:45:27.253434907</dc:date>
    <meta:editing-duration>PT1H28M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16" meta:word-count="409" meta:character-count="2296" meta:non-whitespace-character-count="1903"/>
  </office:meta>
</office:document-meta>
</file>